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4b8c"/>
    </style:style>
    <style:style style:name="P2" style:family="paragraph" style:parent-style-name="Text_20_body">
      <style:text-properties officeooo:paragraph-rsid="001c6fb7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Preformatted_20_Text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 style:list-style-name="L5">
      <style:text-properties fo:font-weight="bold" officeooo:paragraph-rsid="001e9c5f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5">
      <style:text-properties fo:font-weight="bold" officeooo:paragraph-rsid="001e9c5f" style:font-weight-asian="bold" style:font-weight-complex="bold"/>
    </style:style>
    <style:style style:name="P13" style:family="paragraph" style:parent-style-name="Text_20_body">
      <style:text-properties fo:font-weight="bold" officeooo:paragraph-rsid="0016b642" style:font-weight-asian="bold" style:font-weight-complex="bold"/>
    </style:style>
    <style:style style:name="P14" style:family="paragraph" style:parent-style-name="Text_20_body">
      <style:text-properties fo:font-size="14pt" style:text-underline-style="solid" style:text-underline-width="auto" style:text-underline-color="font-color" fo:font-weight="bold" officeooo:rsid="001da68b" officeooo:paragraph-rsid="001da68b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style:text-underline-style="solid" style:text-underline-width="auto" style:text-underline-color="font-color" fo:font-weight="bold" officeooo:rsid="001da68b" officeooo:paragraph-rsid="001e9c5f" style:font-size-asian="14pt" style:font-weight-asian="bold" style:font-size-complex="14pt" style:font-weight-complex="bold"/>
    </style:style>
    <style:style style:name="P16" style:family="paragraph" style:parent-style-name="Text_20_body" style:list-style-name="L5">
      <style:text-properties fo:font-size="12pt" style:text-underline-style="none" fo:font-weight="bold" officeooo:rsid="001da68b" officeooo:paragraph-rsid="001e9c5f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Mono"/>
    </style:style>
    <style:style style:name="P24" style:family="paragraph" style:parent-style-name="Text_20_body" style:list-style-name="L3">
      <style:paragraph-properties fo:margin-top="0cm" fo:margin-bottom="0cm" loext:contextual-spacing="false"/>
      <style:text-properties style:font-name="Liberation Mono" fo:font-weight="bold" style:font-weight-asian="bold" style:font-weight-complex="bold"/>
    </style:style>
    <style:style style:name="P25" style:family="paragraph" style:parent-style-name="Preformatted_20_Text" style:list-style-name="L2">
      <style:paragraph-properties fo:margin-top="0cm" fo:margin-bottom="0cm" loext:contextual-spacing="false"/>
    </style:style>
    <style:style style:name="T1" style:family="text">
      <style:text-properties officeooo:rsid="0016b642"/>
    </style:style>
    <style:style style:name="T2" style:family="text">
      <style:text-properties officeooo:rsid="001a45dc"/>
    </style:style>
    <style:style style:name="T3" style:family="text">
      <style:text-properties officeooo:rsid="001b9e3d"/>
    </style:style>
    <style:style style:name="T4" style:family="text">
      <style:text-properties officeooo:rsid="001c6fb7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e9c5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45dc" style:font-weight-asian="bold" style:font-weight-complex="bold"/>
    </style:style>
    <style:style style:name="T10" style:family="text">
      <style:text-properties fo:font-weight="bold" officeooo:rsid="001b9e3d" style:font-weight-asian="bold" style:font-weight-complex="bold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weight="bold" style:font-weight-asian="bold" style:font-weight-complex="bold"/>
    </style:style>
    <style:style style:name="T13" style:family="text">
      <style:text-properties style:font-name="Liberation Mono" fo:font-weight="bold" officeooo:rsid="001b9e3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YELLOW TAXI <text:s/><text:span text:style-name="T7">TRIP <text:s/></text:span>ANALYSIS<text:span text:style-name="T6"> (Using HIVE)</text:span></text:p>
      <text:p text:style-name="P14"><text:span text:style-name="T6"/></text:p>
      <text:p text:style-name="P14"><text:span text:style-name="T6">data from </text:span></text:p>
      <text:p text:style-name="P14"><text:a xlink:type="simple" xlink:href="https://data.cityofnewyork.us/Transportation/2018-Yellow-Taxi-Trip-Data/t29m-gskq" text:style-name="Internet_20_link" text:visited-style-name="Visited_20_Internet_20_Link"><text:span text:style-name="T6">https://data.cityofnewyork.us/Transportation/2018-Yellow-Taxi-Trip-Data/t29m-gskq</text:span></text:a></text:p>
      <text:p text:style-name="P14"><text:span text:style-name="T6"/></text:p>
      <text:list xml:id="list586145378" text:style-name="L5">
        <text:list-item>
          <text:p text:style-name="P6">vendor_id </text:p>
        </text:list-item>
        <text:list-item>
          <text:p text:style-name="P6"/>
        </text:list-item>
        <text:list-item>
          <text:p text:style-name="P6">pickup_datetime </text:p>
        </text:list-item>
        <text:list-item>
          <text:p text:style-name="P6"/>
        </text:list-item>
        <text:list-item>
          <text:p text:style-name="P12">dropoff_datetime </text:p>
        </text:list-item>
        <text:list-item>
          <text:p text:style-name="P12"><text:s/>passenger_count </text:p>
        </text:list-item>
        <text:list-item>
          <text:p text:style-name="P12">trip_distance </text:p>
        </text:list-item>
        <text:list-item>
          <text:p text:style-name="P12"><text:s/>rate_code </text:p>
        </text:list-item>
        <text:list-item>
          <text:p text:style-name="P12">store_and_fwd_flag </text:p>
        </text:list-item>
        <text:list-item>
          <text:p text:style-name="P12">pickup_longitude </text:p>
        </text:list-item>
        <text:list-item>
          <text:p text:style-name="P12"><text:s/>dropoff_longitude <text:s/></text:p>
        </text:list-item>
        <text:list-item>
          <text:p text:style-name="P12">payment_type </text:p>
        </text:list-item>
        <text:list-item>
          <text:p text:style-name="P12">fare_amount </text:p>
        </text:list-item>
        <text:list-item>
          <text:p text:style-name="P12"><text:s/>extra </text:p>
        </text:list-item>
        <text:list-item>
          <text:p text:style-name="P12">mta_tax </text:p>
        </text:list-item>
        <text:list-item>
          <text:p text:style-name="P12"><text:s/>tip_amount </text:p>
        </text:list-item>
        <text:list-item>
          <text:p text:style-name="P12">tolls_amount </text:p>
        </text:list-item>
        <text:list-item>
          <text:p text:style-name="P12"><text:span text:style-name="T1">improvement_surcharge </text:span></text:p>
        </text:list-item>
        <text:list-item>
          <text:p text:style-name="P16">total_amount 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1">CREATE TABLE IF NOT EXISTS taxidata</text:p>
      <text:p text:style-name="P11">(vendor_id string, pickup_datetime string,</text:p>
      <text:p text:style-name="P11">dropoff_datetime string, passenger_count int, trip_distance DECIMAL(9,6),</text:p>
      <text:p text:style-name="P13"><text:s/>rate_code int,store_and_fwd_flag string,</text:p>
      <text:p text:style-name="P11">pickup_longitude DECIMAL(9,6), </text:p>
      <text:p text:style-name="P11"><text:s/>dropoff_longitude DECIMAL(9,6), </text:p>
      <text:p text:style-name="P11">payment_type string, fare_amount DECIMAL(9,6), extra DECIMAL(9,6),</text:p>
      <text:p text:style-name="P13">mta_tax DECIMAL(9,6), tip_amount DECIMAL(9,6), tolls_amount DECIMAL(9,6),<text:span text:style-name="T1">improvement_surcharge DECIMAL(9,6),</text:span></text:p>
      <text:p text:style-name="P11">total_amount DECIMAL(9,6))</text:p>
      <text:p text:style-name="P11">ROW FORMAT DELIMITED FIELDS TERMINATED BY ',' STORED as TEXTFILE</text:p>
      <text:p text:style-name="P11">TBLPROPERTIES ("skip.header.line.count"="1")</text:p>
      <text:p text:style-name="P11"/>
      <text:list xml:id="list3921436752" text:style-name="L1">
        <text:list-item>
          <text:p text:style-name="P18">What is the total Number of trips ( equal to the number of rows)? </text:p>
        </text:list-item>
      </text:list>
      <text:p text:style-name="P1"><text:s text:c="12"/><text:span text:style-name="T11"><text:s/></text:span><text:span text:style-name="T12"><text:s/>select count(*) from taxidata</text:span></text:p>
      <text:list xml:id="list112826084161503" text:continue-numbering="true" text:style-name="L1">
        <text:list-item>
          <text:p text:style-name="P7">What is the total revenue generated by all the trips? The fare is stored in the column total_amount. </text:p>
        </text:list-item>
      </text:list>
      <text:p text:style-name="Text_20_body"><text:tab/><text:span text:style-name="T12">select sum(total_amount) from taxidata;</text:span></text:p>
      <text:list xml:id="list2698121881" text:style-name="L2">
        <text:list-item>
          <text:p text:style-name="P19">What fraction of the total is paid for tolls? The toll is stored in tolls_amount. </text:p>
          <text:p text:style-name="P19"/>
          <text:p text:style-name="P25"><text:span text:style-name="Source_20_Text"><text:span text:style-name="T8">SELECT SUM(tolls_amount) / SUM(total_amount) AS fraction_of_total_cost_paid_for_toll</text:span></text:span></text:p>
        </text:list-item>
      </text:list>
      <text:p text:style-name="P5"><text:span text:style-name="Source_20_Text"><text:span text:style-name="T8"><text:tab/>FROM t</text:span></text:span><text:span text:style-name="Source_20_Text"><text:span text:style-name="T9">axidata;</text:span></text:span></text:p>
      <text:list xml:id="list112826445424491" text:continue-numbering="true" text:style-name="L2">
        <text:list-header>
          <text:p text:style-name="P22"/>
        </text:list-header>
        <text:list-item>
          <text:p text:style-name="P19">What fraction of it is driver tips? The tip is stored in tip_amount. <text:s/>0.1152851929052977866</text:p>
        </text:list-item>
      </text:list>
      <text:p text:style-name="P3"><text:tab/><text:span text:style-name="T12"> SELECT SUM(tip_amount) / SUM(total_amount) from taxidata;</text:span></text:p>
      <text:p text:style-name="P23"><text:span text:style-name="T8"/></text:p>
      <text:list xml:id="list112827459927394" text:continue-numbering="true" text:style-name="L2">
        <text:list-item>
          <text:p text:style-name="P19">What is the average trip amount? <text:s/>17.0406525294</text:p>
        </text:list-item>
      </text:list>
      <text:p text:style-name="P3"><text:tab/><text:span text:style-name="T12">select avg(total_amount) from taxidata;</text:span></text:p>
      <text:p text:style-name="P3"><text:span text:style-name="T8"/></text:p>
      <text:list xml:id="list112827431737591" text:continue-numbering="true" text:style-name="L2">
        <text:list-item>
          <text:p text:style-name="P19">What is the average distance of the trips? Distance is stored in the column trip_distance. 3.0064332536</text:p>
        </text:list-item>
      </text:list>
      <text:p text:style-name="P3"><text:tab/><text:span text:style-name="T12">select avg(trip_distance) from taxidata;</text:span></text:p>
      <text:p text:style-name="P23"><text:span text:style-name="T8"/></text:p>
      <text:p text:style-name="P3"><text:span text:style-name="T8"/></text:p>
      <text:p text:style-name="P3"><text:soft-page-break/><text:span text:style-name="T8"/></text:p>
      <text:list xml:id="list112826816227823" text:continue-numbering="true" text:style-name="L2">
        <text:list-item>
          <text:p text:style-name="P19">How many different payment types are used? <text:s/><text:span text:style-name="T3">5</text:span></text:p>
        </text:list-item>
      </text:list>
      <text:p text:style-name="P4"><text:span text:style-name="Source_20_Text"><text:tab/><text:tab/></text:span><text:span text:style-name="Source_20_Text"><text:span text:style-name="T8">SELECT COUNT(DISTINCT payment_type) </text:span></text:span></text:p>
      <text:p text:style-name="P5"><text:span text:style-name="Source_20_Text"><text:span text:style-name="T8"><text:tab/>FROM </text:span></text:span><text:span text:style-name="Source_20_Text"><text:span text:style-name="T10">taxidata</text:span></text:span><text:span text:style-name="Source_20_Text"><text:span text:style-name="T8">;</text:span></text:span></text:p>
      <text:p text:style-name="P21"/>
      <text:list xml:id="list112825763476730" text:continue-numbering="true" text:style-name="L2">
        <text:list-item>
          <text:p text:style-name="P8">For each payment type, display the following details: 3 1 4 2 5</text:p>
        </text:list-item>
      </text:list>
      <text:list xml:id="list465217733" text:style-name="L3">
        <text:list-item>
          <text:p text:style-name="P20">Average fare generated </text:p>
        </text:list-item>
      </text:list>
      <text:p text:style-name="P3"><text:tab/><text:tab/><text:span text:style-name="T12">select payment_type,avg(fare_amount) from taxidata group <text:tab/><text:tab/>by payment_type;</text:span></text:p>
      <text:list xml:id="list112826014931666" text:continue-numbering="true" text:style-name="L3">
        <text:list-item>
          <text:p text:style-name="P20">Average tip </text:p>
          <text:list>
            <text:list-header>
              <text:p text:style-name="P24">select payment_type,avg(<text:span text:style-name="T3">tip</text:span>_amount) from taxidata group by payment_type;</text:p>
            </text:list-header>
          </text:list>
        </text:list-item>
        <text:list-item>
          <text:p text:style-name="P9">Average tax – tax is stored in column mta_tax </text:p>
        </text:list-item>
      </text:list>
      <text:p text:style-name="Text_20_body"><text:tab/><text:tab/><text:span text:style-name="T12">select payment_type,avg(</text:span><text:span text:style-name="T13">mta_tax</text:span><text:span text:style-name="T12">) from taxidata group by <text:tab/><text:tab/>payment_type;</text:span></text:p>
      <text:list xml:id="list3826883199" text:style-name="L4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4T21:40:14.661594012</meta:creation-date>
    <meta:generator>LibreOffice/6.0.7.3$Linux_X86_64 LibreOffice_project/00m0$Build-3</meta:generator>
    <dc:date>2023-04-09T11:28:25.553758747</dc:date>
    <meta:editing-duration>PT1M25S</meta:editing-duration>
    <meta:editing-cycles>2</meta:editing-cycles>
    <meta:document-statistic meta:table-count="0" meta:image-count="0" meta:object-count="0" meta:page-count="3" meta:paragraph-count="56" meta:word-count="281" meta:character-count="2250" meta:non-whitespace-character-count="1982"/>
  </office:meta>
</office:document-meta>
</file>